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571in"/>
    </style:style>
    <style:style style:name="co3" style:family="table-column">
      <style:table-column-properties fo:break-before="auto" style:column-width="0.5917in"/>
    </style:style>
    <style:style style:name="co4" style:family="table-column">
      <style:table-column-properties fo:break-before="auto" style:column-width="0.7098in"/>
    </style:style>
    <style:style style:name="co5" style:family="table-column">
      <style:table-column-properties fo:break-before="auto" style:column-width="0.4728in"/>
    </style:style>
    <style:style style:name="co6" style:family="table-column">
      <style:table-column-properties fo:break-before="auto" style:column-width="3.4866in"/>
    </style:style>
    <style:style style:name="co7" style:family="table-column">
      <style:table-column-properties fo:break-before="auto" style:column-width="0.889in"/>
    </style:style>
    <style:style style:name="ro6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453in" fo:break-before="auto" style:use-optimal-row-height="true"/>
    </style:style>
    <style:style style:name="ro3" style:family="table-row">
      <style:table-row-properties style:row-height="1.0102in" fo:break-before="auto" style:use-optimal-row-height="true"/>
    </style:style>
    <style:style style:name="ro4" style:family="table-row">
      <style:table-row-properties style:row-height="0.5181in" fo:break-before="auto" style:use-optimal-row-height="false"/>
    </style:style>
    <style:style style:name="ro5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wrap-option="wrap" fo:border="0.0008in solid #000000" style:rotation-angle="9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fo:border="none" style:rotation-angle="9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wrap-option="wrap" fo:border="0.0138in solid #999999" style:rotation-align="bottom" style:vertical-align="top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138in solid #999999" style:rotation-align="bottom" style:vertical-align="top"/>
      <style:paragraph-properties fo:text-align="center" fo:margin-left="0in"/>
    </style:style>
    <style:style style:name="ce7" style:family="table-cell" style:parent-style-name="Default">
      <style:table-cell-properties fo:border-bottom="0.0138in solid #999999" style:text-align-source="fix" style:repeat-content="false" fo:wrap-option="wrap" fo:border-left="0.0008in solid #000000" fo:border-right="0.0138in solid #999999" style:rotation-align="bottom" fo:border-top="0.0138in solid #999999" style:vertical-align="top"/>
      <style:paragraph-properties fo:text-align="center" fo:margin-left="0in"/>
    </style:style>
    <style:style style:name="ce8" style:family="table-cell" style:parent-style-name="Default">
      <style:table-cell-properties fo:wrap-option="wrap" fo:border="0.0138in solid #999999" style:rotation-align="bottom" style:vertical-align="top"/>
    </style:style>
    <style:style style:name="ce9" style:family="table-cell" style:parent-style-name="Default">
      <style:table-cell-properties fo:wrap-option="wrap" fo:border="0.0138in solid #999999" style:rotation-align="bottom" style:vertical-align="top"/>
      <style:text-properties fo:color="#000000"/>
    </style:style>
    <style:style style:name="ce10" style:family="table-cell" style:parent-style-name="Default">
      <style:table-cell-properties fo:wrap-option="wrap" fo:border="0.0138in solid #999999" style:rotation-align="bottom" style:vertical-align="top"/>
      <style:text-properties fo:color="#999999"/>
    </style:style>
    <style:style style:name="ce11" style:family="table-cell" style:parent-style-name="Default">
      <style:table-cell-properties fo:wrap-option="wrap"/>
      <style:text-properties fo:color="#808080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8"/>
        <table:table-column table:style-name="co7" table:number-columns-repeated="4" table:default-cell-style-name="ce2"/>
        <table:table-column table:style-name="co1" table:number-columns-repeated="1013" table:default-cell-style-name="ce2"/>
        <table:table-row table:style-name="ro2">
          <table:table-cell table:style-name="ce1"/>
          <table:table-cell table:style-name="ce5" office:value-type="string">
            <text:p>Address</text:p>
            <text:p/>
          </table:table-cell>
          <table:table-cell table:style-name="ce5" office:value-type="string">
            <text:p>Name</text:p>
            <text:p/>
          </table:table-cell>
          <table:table-cell table:style-name="ce5" office:value-type="string">
            <text:p>Read/</text:p>
            <text:p>Write</text:p>
          </table:table-cell>
          <table:table-cell table:style-name="ce5" office:value-type="string">
            <text:p>Default</text:p>
            <text:p/>
          </table:table-cell>
          <table:table-cell table:style-name="ce5" office:value-type="string">
            <text:p>User</text:p>
            <text:p>Lock</text:p>
          </table:table-cell>
          <table:table-cell table:style-name="ce5" office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6">
          <table:table-cell/>
          <table:table-cell office:value-type="string">
            <text:p>0x00</text:p>
          </table:table-cell>
          <table:table-cell office:value-type="string">
            <text:p>FID</text:p>
          </table:table-cell>
          <table:table-cell office:value-type="string">
            <text:p>R</text:p>
          </table:table-cell>
          <table:table-cell office:value-type="string">
            <text:p>0x02</text:p>
          </table:table-cell>
          <table:table-cell/>
          <table:table-cell office:value-type="string">
            <text:p>Firmware version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0x01</text:p>
          </table:table-cell>
          <table:table-cell office:value-type="string">
            <text:p>ID</text:p>
          </table:table-cell>
          <table:table-cell office:value-type="string">
            <text:p>R</text:p>
          </table:table-cell>
          <table:table-cell office:value-type="string">
            <text:p>0xA9</text:p>
          </table:table-cell>
          <table:table-cell/>
          <table:table-cell office:value-type="string">
            <text:p>Bit pattern 10101001 chosen for ease of scope viewing and measurement while not being too regular</text:p>
          </table:table-cell>
          <table:table-cell table:number-columns-repeated="3"/>
          <table:table-cell office:value-type="string">
            <text:p>Implemented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0x02</text:p>
          </table:table-cell>
          <table:table-cell table:style-name="ce9" office:value-type="string">
            <text:p>SLAVE_ADDR</text:p>
          </table:table-cell>
          <table:table-cell office:value-type="string">
            <text:p>R</text:p>
          </table:table-cell>
          <table:table-cell office:value-type="string">
            <text:p>UNDEF</text:p>
          </table:table-cell>
          <table:table-cell/>
          <table:table-cell office:value-type="string">
            <text:p>Address if this is a slave</text:p>
          </table:table-cell>
          <table:table-cell table:number-columns-repeated="3"/>
          <table:table-cell table:style-name="ce11" office:value-type="string">
            <text:p>Not implemented</text:p>
          </table:table-cell>
          <table:table-cell table:number-columns-repeated="1013"/>
        </table:table-row>
        <table:table-row table:style-name="ro6">
          <table:table-cell/>
          <table:table-cell office:value-type="string">
            <text:p>0x03</text:p>
          </table:table-cell>
          <table:table-cell office:value-type="string">
            <text:p>CONFIG_BITS</text:p>
          </table:table-cell>
          <table:table-cell office:value-type="string">
            <text:p>R</text:p>
          </table:table-cell>
          <table:table-cell office:value-type="string">
            <text:p>UNDEF</text:p>
          </table:table-cell>
          <table:table-cell/>
          <table:table-cell office:value-type="string">
            <text:p>Populated from jumpers on underside of board</text:p>
          </table:table-cell>
          <table:table-cell table:number-columns-repeated="1017"/>
        </table:table-row>
        <table:table-row table:style-name="ro2">
          <table:table-cell table:style-name="ce3" office:value-type="string" table:number-columns-spanned="1" table:number-rows-spanned="13">
            <text:p>Debug info</text:p>
          </table:table-cell>
          <table:table-cell table:style-name="ce7" office:value-type="string">
            <text:p>0x04</text:p>
          </table:table-cell>
          <table:table-cell office:value-type="string">
            <text:p>U_I2C_RD_ERR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Measures RD_ERR bits on USER port at time of status clear, caps at 0xFF. <text:s/>Write <text:s/>0 to reset.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05</text:p>
          </table:table-cell>
          <table:table-cell office:value-type="string">
            <text:p>U_I2C_WR_ERR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Measures WR_ERR bits on USER port at time of status clear, caps at 0xFF. <text:s/>Write <text:s/>0 to rese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06</text:p>
          </table:table-cell>
          <table:table-cell office:value-type="string">
            <text:p>U_BUF_DUMPED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table:style-name="ce8"/>
          <table:table-cell office:value-type="string">
            <text:p>Counts of numbers of buffers that were dumped because they had too much data.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07</text:p>
          </table:table-cell>
          <table:table-cell office:value-type="string">
            <text:p>E_I2C_RD_ERR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Counts slave mode I2C bus read errors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08</text:p>
          </table:table-cell>
          <table:table-cell office:value-type="string">
            <text:p>E_I2C_WR_ERR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Counts slave mode I2C bus write errors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09</text:p>
          </table:table-cell>
          <table:table-cell office:value-type="string">
            <text:p>UPORT_TIME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Reports time in uS of I2C routine, caps at 0xFF. <text:s/>Write <text:s/>0 to reset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0A</text:p>
          </table:table-cell>
          <table:table-cell office:value-type="string">
            <text:p>SLV_POLL_CNT</text:p>
          </table:table-cell>
          <table:table-cell office:value-type="string">
            <text:p>R</text:p>
          </table:table-cell>
          <table:table-cell office:value-type="string">
            <text:p>UNDEF</text:p>
          </table:table-cell>
          <table:table-cell/>
          <table:table-cell office:value-type="string">
            <text:p>Reports number of polls looking for slave devices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0B</text:p>
          </table:table-cell>
          <table:table-cell office:value-type="string">
            <text:p>SLV_TOP_ADDR</text:p>
          </table:table-cell>
          <table:table-cell office:value-type="string">
            <text:p>R</text:p>
          </table:table-cell>
          <table:table-cell office:value-type="string">
            <text:p>UNDEF</text:p>
          </table:table-cell>
          <table:table-cell/>
          <table:table-cell office:value-type="string">
            <text:p>Highest slave address (top slave is active on this address)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0C</text:p>
          </table:table-cell>
          <table:table-cell table:style-name="ce9" office:value-type="string">
            <text:p>MST_E_ERR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Reports number of expansion I2C errors counted by a master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0D</text:p>
          </table:table-cell>
          <table:table-cell office:value-type="string">
            <text:p>MST_E_STATUS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table:style-name="ce8"/>
          <table:table-cell office:value-type="string">
            <text:p>Status of master controller board, expansion port I2C (write status)</text:p>
          </table:table-cell>
          <table:table-cell table:number-columns-repeated="1017"/>
        </table:table-row>
        <table:table-row table:style-name="ro6">
          <table:covered-table-cell table:style-name="ce4"/>
          <table:table-cell table:style-name="ce7" office:value-type="string">
            <text:p>0x0E</text:p>
          </table:table-cell>
          <table:table-cell table:style-name="ce9" office:value-type="string">
            <text:p>FSAFE_FAULTS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Reports failsafe condiditons hit. <text:s/>Write 0 to reset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0F</text:p>
          </table:table-cell>
          <table:table-cell table:style-name="ce9" office:value-type="string">
            <text:p>REG_OOR_CNT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table:style-name="ce8"/>
          <table:table-cell office:value-type="string">
            <text:p>Counts number of register acces attempts outside the specified range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10</text:p>
          </table:table-cell>
          <table:table-cell table:style-name="ce9" office:value-type="string">
            <text:p>REG_RO_WRITE_CNT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table:style-name="ce8"/>
          <table:table-cell office:value-type="string">
            <text:p>Counts number of attempts to write locked registers (user and master)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(...)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6">
          <table:table-cell table:style-name="ce3" office:value-type="string" table:number-columns-spanned="1" table:number-rows-spanned="8">
            <text:p>Local Configuration</text:p>
            <text:p>(Writing causes</text:p>
            <text:p>Local changes only)</text:p>
          </table:table-cell>
          <table:table-cell table:style-name="ce7" office:value-type="string">
            <text:p>0x17</text:p>
          </table:table-cell>
          <table:table-cell office:value-type="string">
            <text:p>MOTOR_A_INVERT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Invert direction of motor A, or both for bridged output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18</text:p>
          </table:table-cell>
          <table:table-cell office:value-type="string">
            <text:p>MOTOR_B_INVERT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Invert direction of motor B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19</text:p>
          </table:table-cell>
          <table:table-cell office:value-type="string">
            <text:p>BRIDGE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Bridge output channels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1A</text:p>
          </table:table-cell>
          <table:table-cell office:value-type="string">
            <text:p>LOCAL_MASTER_LOCK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1B</text:p>
          </table:table-cell>
          <table:table-cell office:value-type="string">
            <text:p>LOCAL_USER_LOCK</text:p>
          </table:table-cell>
          <table:table-cell office:value-type="string">
            <text:p>RW</text:p>
          </table:table-cell>
          <table:table-cell office:value-type="string">
            <text:p>0x5C</text:p>
          </table:table-cell>
          <table:table-cell/>
          <table:table-cell office:value-type="string">
            <text:p>Unlocked when equal to 0x5C</text:p>
          </table:table-cell>
          <table:table-cell table:number-columns-repeated="1017"/>
        </table:table-row>
        <table:table-row table:style-name="ro3">
          <table:covered-table-cell/>
          <table:table-cell table:style-name="ce7" office:value-type="string">
            <text:p>0x1C</text:p>
          </table:table-cell>
          <table:table-cell table:style-name="ce9" office:value-type="string">
            <text:p>MST_E_IN_FN</text:p>
          </table:table-cell>
          <table:table-cell table:number-columns-repeated="3"/>
          <table:table-cell office:value-type="string">
            <text:p>Set what happens when master's expansion in line goes high--</text:p>
            <text:p>0x00 nothing</text:p>
            <text:p>0x01 Full restart</text:p>
            <text:p>0x02 Re-enumerate slaves and resend 'slave configuration'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1D</text:p>
          </table:table-cell>
          <table:table-cell table:style-name="ce10" office:value-type="string">
            <text:p>U_BUS_I2C_SPEED</text:p>
          </table:table-cell>
          <table:table-cell table:number-columns-repeated="1021"/>
        </table:table-row>
        <table:table-row table:style-name="ro6">
          <table:covered-table-cell/>
          <table:table-cell table:style-name="ce7" office:value-type="string">
            <text:p>0x1E</text:p>
          </table:table-cell>
          <table:table-cell table:style-name="ce10" office:value-type="string">
            <text:p>U_BUS_SPI_SPEED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0x1F</text:p>
          </table:table-cell>
          <table:table-cell table:style-name="ce10" office:value-type="string">
            <text:p>PAGE_SELECT</text:p>
          </table:table-cell>
          <table:table-cell table:number-columns-repeated="3"/>
          <table:table-cell office:value-type="string">
            <text:p>Select memory page for multi-page applications (future development)</text:p>
          </table:table-cell>
          <table:table-cell table:number-columns-repeated="1017"/>
        </table:table-row>
        <table:table-row table:style-name="ro6">
          <table:table-cell table:style-name="ce3" office:value-type="string" table:number-columns-spanned="1" table:number-rows-spanned="15">
            <text:p>Motor Drive Levels</text:p>
          </table:table-cell>
          <table:table-cell table:style-name="ce7" office:value-type="string">
            <text:p>0x20</text:p>
          </table:table-cell>
          <table:table-cell office:value-type="string">
            <text:p>MA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Drive master motor A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21</text:p>
          </table:table-cell>
          <table:table-cell office:value-type="string">
            <text:p>MB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Drive master motor B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22</text:p>
          </table:table-cell>
          <table:table-cell office:value-type="string">
            <text:p>S1A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Drive slave 1 motor A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23</text:p>
          </table:table-cell>
          <table:table-cell office:value-type="string">
            <text:p>S1B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Drive slave 1 motor B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24</text:p>
          </table:table-cell>
          <table:table-cell office:value-type="string">
            <text:p>S2A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Drive slave 2 motor A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25</text:p>
          </table:table-cell>
          <table:table-cell office:value-type="string">
            <text:p>S2B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Drive slave 2 motor B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26</text:p>
          </table:table-cell>
          <table:table-cell office:value-type="string">
            <text:p>S3A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(...)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27</text:p>
          </table:table-cell>
          <table:table-cell office:value-type="string">
            <text:p>S3B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(...)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28</text:p>
          </table:table-cell>
          <table:table-cell office:value-type="string">
            <text:p>S4A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(...)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29</text:p>
          </table:table-cell>
          <table:table-cell office:value-type="string">
            <text:p>S4B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(...)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(...)</text:p>
          </table:table-cell>
          <table:table-cell table:number-columns-repeated="1022"/>
        </table:table-row>
        <table:table-row table:style-name="ro6">
          <table:covered-table-cell/>
          <table:table-cell table:style-name="ce7" office:value-type="string">
            <text:p>0x3E</text:p>
          </table:table-cell>
          <table:table-cell office:value-type="string">
            <text:p>S15A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(...)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3F</text:p>
          </table:table-cell>
          <table:table-cell office:value-type="string">
            <text:p>S15B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(...)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40</text:p>
          </table:table-cell>
          <table:table-cell office:value-type="string">
            <text:p>S16A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(...)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41</text:p>
          </table:table-cell>
          <table:table-cell office:value-type="string">
            <text:p>S16B_DRIVE</text:p>
          </table:table-cell>
          <table:table-cell office:value-type="string">
            <text:p>RW</text:p>
          </table:table-cell>
          <table:table-cell office:value-type="string">
            <text:p>0x80</text:p>
          </table:table-cell>
          <table:table-cell/>
          <table:table-cell office:value-type="string">
            <text:p>(...)</text:p>
          </table:table-cell>
          <table:table-cell table:number-columns-repeated="1017"/>
        </table:table-row>
        <table:table-row table:style-name="ro2">
          <table:table-cell table:style-name="ce1"/>
          <table:table-cell table:style-name="ce5" office:value-type="string">
            <text:p>Address</text:p>
            <text:p/>
          </table:table-cell>
          <table:table-cell table:style-name="ce5" office:value-type="string">
            <text:p>Name</text:p>
            <text:p/>
          </table:table-cell>
          <table:table-cell table:style-name="ce5" office:value-type="string">
            <text:p>Read/</text:p>
            <text:p>Write</text:p>
          </table:table-cell>
          <table:table-cell table:style-name="ce5" office:value-type="string">
            <text:p>Default</text:p>
            <text:p/>
          </table:table-cell>
          <table:table-cell table:style-name="ce5" office:value-type="string">
            <text:p>User</text:p>
            <text:p>Lock</text:p>
          </table:table-cell>
          <table:table-cell table:style-name="ce5" office:value-type="string">
            <text:p>Function / Notes</text:p>
            <text:p/>
          </table:table-cell>
          <table:table-cell table:style-name="ce1" table:number-columns-repeated="1017"/>
        </table:table-row>
        <table:table-row table:style-name="ro2">
          <table:table-cell table:style-name="ce3" office:value-type="string" table:number-columns-spanned="1" table:number-rows-spanned="8">
            <text:p>Slave </text:p>
            <text:p>Configuration</text:p>
            <text:p>(Setting triggers writes to slaves)</text:p>
          </table:table-cell>
          <table:table-cell table:style-name="ce7" office:value-type="string">
            <text:p>0x50</text:p>
          </table:table-cell>
          <table:table-cell office:value-type="string">
            <text:p>INV_2_9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Invert slave motors LSB: Motor 2 (also S2A) through MSB: Motor 9 (also S5B). <text:s/>Set 1 to invert motor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51</text:p>
          </table:table-cell>
          <table:table-cell office:value-type="string">
            <text:p>INV_10_17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Invert motors 10 though 17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52</text:p>
          </table:table-cell>
          <table:table-cell office:value-type="string">
            <text:p>INV_18_25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Invert motors 18 through 25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53</text:p>
          </table:table-cell>
          <table:table-cell office:value-type="string">
            <text:p>INV_26_33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Invert motors 26 through 33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54</text:p>
          </table:table-cell>
          <table:table-cell office:value-type="string">
            <text:p>BRIDGE_SLV_L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Bridge outputs, referenced by slave in chain. <text:s/>LSB: first slave, MSB: eighth slave. <text:s/>Set 1 to bridge slave</text:p>
          </table:table-cell>
          <table:table-cell table:number-columns-repeated="1017"/>
        </table:table-row>
        <table:table-row table:style-name="ro4">
          <table:covered-table-cell/>
          <table:table-cell table:style-name="ce7" office:value-type="string">
            <text:p>0x55</text:p>
          </table:table-cell>
          <table:table-cell office:value-type="string">
            <text:p>BRIDGE_SLV_H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Bridge outputs, referenced by slave in chain. <text:s/>LSB: ninth slave, MSB: sixteenth slave. <text:s/>Set 1 to bridge slave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56</text:p>
          </table:table-cell>
          <table:table-cell table:number-columns-repeated="1022"/>
        </table:table-row>
        <table:table-row table:style-name="ro6">
          <table:covered-table-cell/>
          <table:table-cell table:style-name="ce7" office:value-type="string">
            <text:p>0x57</text:p>
          </table:table-cell>
          <table:table-cell table:style-name="ce9"/>
          <table:table-cell table:number-columns-repeated="1021"/>
        </table:table-row>
        <table:table-row table:style-name="ro6">
          <table:table-cell/>
          <table:table-cell office:value-type="string">
            <text:p>(...)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6">
          <table:table-cell table:style-name="ce3" office:value-type="string" table:number-columns-spanned="1" table:number-rows-spanned="7">
            <text:p>Global Configuration</text:p>
            <text:p>(Writing causes changes</text:p>
            <text:p>To this driver and slaves)</text:p>
          </table:table-cell>
          <table:table-cell table:style-name="ce7" office:value-type="string">
            <text:p>0x70</text:p>
          </table:table-cell>
          <table:table-cell office:value-type="string">
            <text:p>DRIVER_ENABLE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Enables or disables all drivers (1 to enable)</text:p>
          </table:table-cell>
          <table:table-cell table:number-columns-repeated="1017"/>
        </table:table-row>
        <table:table-row table:style-name="ro5">
          <table:covered-table-cell/>
          <table:table-cell table:style-name="ce7" office:value-type="string">
            <text:p>0x71</text:p>
          </table:table-cell>
          <table:table-cell table:style-name="ce9" office:value-type="string">
            <text:p>UPDATE_RATE</text:p>
          </table:table-cell>
          <table:table-cell office:value-type="string">
            <text:p>RW</text:p>
          </table:table-cell>
          <table:table-cell office:value-type="string">
            <text:p>0x0A</text:p>
          </table:table-cell>
          <table:table-cell office:value-type="string">
            <text:p>Yes</text:p>
          </table:table-cell>
          <table:table-cell office:value-type="string">
            <text:p>Time in ms. <text:s/>All motors are written every UPDATE_RATE. <text:s/>Set 0 to not update (use FORCE_UPDATE)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72</text:p>
          </table:table-cell>
          <table:table-cell office:value-type="string">
            <text:p>FORCE_UPDATE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Set to 1 to force motor updates once, auto resets to 0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73</text:p>
          </table:table-cell>
          <table:table-cell table:style-name="ce10" office:value-type="string">
            <text:p>E_BUS_SPEED</text:p>
          </table:table-cell>
          <table:table-cell office:value-type="string">
            <text:p>RW</text:p>
          </table:table-cell>
          <table:table-cell/>
          <table:table-cell office:value-type="string">
            <text:p>Yes</text:p>
          </table:table-cell>
          <table:table-cell table:number-columns-repeated="1018"/>
        </table:table-row>
        <table:table-row table:style-name="ro2">
          <table:covered-table-cell/>
          <table:table-cell table:style-name="ce7" office:value-type="string">
            <text:p>0x74</text:p>
          </table:table-cell>
          <table:table-cell table:style-name="ce9" office:value-type="string">
            <text:p>MASTER_LOCK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Unlocked when equal to 0x9B (allows writes to read only registers)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75</text:p>
          </table:table-cell>
          <table:table-cell table:style-name="ce9" office:value-type="string">
            <text:p>USER_LOCK</text:p>
          </table:table-cell>
          <table:table-cell office:value-type="string">
            <text:p>RW</text:p>
          </table:table-cell>
          <table:table-cell office:value-type="string">
            <text:p>0x5C</text:p>
          </table:table-cell>
          <table:table-cell/>
          <table:table-cell office:value-type="string">
            <text:p>Unlocked when equal to 0x5C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76</text:p>
          </table:table-cell>
          <table:table-cell table:style-name="ce9" office:value-type="string">
            <text:p>FSAFE_TIME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 office:value-type="string">
            <text:p>Yes</text:p>
          </table:table-cell>
          <table:table-cell office:value-type="string">
            <text:p>Set time between I2C messages before failsafe, Tms = 10 * value, or 0 for no failsafe (max 2.55 seconds)</text:p>
          </table:table-cell>
          <table:table-cell table:number-columns-repeated="1017"/>
        </table:table-row>
        <table:table-row table:style-name="ro6">
          <table:table-cell/>
          <table:table-cell office:value-type="string">
            <text:p>0x77</text:p>
          </table:table-cell>
          <table:table-cell/>
          <table:table-cell table:style-name="ce8" table:number-columns-repeated="3"/>
          <table:table-cell table:number-columns-repeated="1018"/>
        </table:table-row>
        <table:table-row table:style-name="ro6">
          <table:table-cell/>
          <table:table-cell office:value-type="string">
            <text:p>0x78</text:p>
          </table:table-cell>
          <table:table-cell table:number-columns-repeated="1022"/>
        </table:table-row>
        <table:table-row table:style-name="ro6">
          <table:table-cell table:style-name="ce3" office:value-type="string" table:number-columns-spanned="1" table:number-rows-spanned="6">
            <text:p>Slave Access</text:p>
            <text:p>Registers</text:p>
          </table:table-cell>
          <table:table-cell table:style-name="ce7" office:value-type="string">
            <text:p>0x79</text:p>
          </table:table-cell>
          <table:table-cell office:value-type="string">
            <text:p>REM_ADDR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Slave I2C address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7A</text:p>
          </table:table-cell>
          <table:table-cell office:value-type="string">
            <text:p>REM_OFFSET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Offset to access (data address)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7B</text:p>
          </table:table-cell>
          <table:table-cell office:value-type="string">
            <text:p>REM_DATA_WR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Data staged for write operation</text:p>
          </table:table-cell>
          <table:table-cell table:number-columns-repeated="1017"/>
        </table:table-row>
        <table:table-row table:style-name="ro6">
          <table:covered-table-cell/>
          <table:table-cell table:style-name="ce7" office:value-type="string">
            <text:p>0x7C</text:p>
          </table:table-cell>
          <table:table-cell office:value-type="string">
            <text:p>REM_DATA_RD</text:p>
          </table:table-cell>
          <table:table-cell office:value-type="string">
            <text:p>R</text:p>
          </table:table-cell>
          <table:table-cell office:value-type="string">
            <text:p>0x00</text:p>
          </table:table-cell>
          <table:table-cell/>
          <table:table-cell office:value-type="string">
            <text:p>Data returned from read operation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7D</text:p>
          </table:table-cell>
          <table:table-cell office:value-type="string">
            <text:p>REM_WRITE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Write REM_DATA_WR to REM_OFFSET (perform operation)</text:p>
          </table:table-cell>
          <table:table-cell table:number-columns-repeated="1017"/>
        </table:table-row>
        <table:table-row table:style-name="ro2">
          <table:covered-table-cell/>
          <table:table-cell table:style-name="ce7" office:value-type="string">
            <text:p>0x7E</text:p>
          </table:table-cell>
          <table:table-cell office:value-type="string">
            <text:p>REM_READ</text:p>
          </table:table-cell>
          <table:table-cell office:value-type="string">
            <text:p>RW</text:p>
          </table:table-cell>
          <table:table-cell office:value-type="string">
            <text:p>0x00</text:p>
          </table:table-cell>
          <table:table-cell/>
          <table:table-cell office:value-type="string">
            <text:p>Read REM_OFFSET into REM_DATA_RD (perform operation)</text:p>
          </table:table-cell>
          <table:table-cell table:number-columns-repeated="1017"/>
        </table:table-row>
        <table:table-row table:style-name="ro2" table:number-rows-repeated="1048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left="0.3311in" fo:margin-right="0.3035in" style:scale-to="75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10/18/2016</text:date>, <text:time>23:20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7DT12H6M49S</meta:editing-duration>
    <meta:editing-cycles>28</meta:editing-cycles>
    <meta:generator>OpenOffice.org/3.4.1$Win32 OpenOffice.org_project/341m1$Build-9593</meta:generator>
    <dc:date>2016-10-18T23:20:04.64</dc:date>
    <meta:printed-by>Marshall Taylor</meta:printed-by>
    <meta:print-date>2016-09-28T12:18:17.211000000</meta:print-date>
    <meta:document-statistic meta:table-count="3" meta:cell-count="325" meta:object-count="0"/>
    <meta:user-defined meta:name="Info 1"/>
    <meta:user-defined meta:name="Info 2"/>
    <meta:user-defined meta:name="Info 3"/>
    <meta:user-defined meta:name="Info 4"/>
  </office:meta>
</office:document-meta>
</file>